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el" style:master-page-name="MP0" style:family="paragraph">
      <style:paragraph-properties fo:break-before="page"/>
    </style:style>
    <style:style style:name="P2" style:parent-style-name="Standaard" style:family="paragraph">
      <style:text-properties fo:font-size="14pt" style:font-size-asian="14pt" style:font-size-complex="14pt"/>
    </style:style>
    <style:style style:name="P3" style:parent-style-name="Standaard" style:family="paragraph">
      <style:text-properties fo:font-size="12pt" style:font-size-asian="12pt" style:font-size-complex="12pt"/>
    </style:style>
    <style:style style:name="P4" style:parent-style-name="Standaard" style:family="paragraph">
      <style:text-properties fo:font-size="12pt" style:font-size-asian="12pt" style:font-size-complex="12pt"/>
    </style:style>
    <style:style style:name="P5" style:parent-style-name="Standaard" style:family="paragraph">
      <style:text-properties fo:font-size="12pt" style:font-size-asian="12pt" style:font-size-complex="12pt"/>
    </style:style>
    <style:style style:name="P6" style:parent-style-name="Standaard" style:family="paragraph">
      <style:text-properties fo:font-size="12pt" style:font-size-asian="12pt" style:font-size-complex="12pt"/>
    </style:style>
    <style:style style:name="P7" style:parent-style-name="Standaard" style:family="paragraph">
      <style:text-properties fo:font-size="14pt" style:font-size-asian="14pt" style:font-size-complex="14pt"/>
    </style:style>
    <style:style style:name="P8" style:parent-style-name="Standaard" style:family="paragraph">
      <style:text-properties fo:font-size="12pt" style:font-size-asian="12pt" style:font-size-complex="12pt"/>
    </style:style>
    <style:style style:name="P9" style:parent-style-name="Standaard" style:family="paragraph">
      <style:text-properties fo:font-size="14pt" style:font-size-asian="14pt" style:font-size-complex="14pt"/>
    </style:style>
    <style:style style:name="P10" style:parent-style-name="Standaard" style:family="paragraph">
      <style:text-properties fo:font-size="12pt" style:font-size-asian="12pt" style:font-size-complex="12pt"/>
    </style:style>
    <style:style style:name="P11" style:parent-style-name="Standaard" style:family="paragraph">
      <style:text-properties fo:font-size="14pt" style:font-size-asian="14pt" style:font-size-complex="12pt"/>
    </style:style>
    <style:style style:name="P12" style:parent-style-name="Standaard" style:family="paragraph">
      <style:text-properties fo:font-size="12pt" style:font-size-asian="12pt" style:font-size-complex="12pt"/>
    </style:style>
    <style:style style:name="T13" style:parent-style-name="Standaardalinea-lettertype" style:family="text">
      <style:text-properties style:font-name-complex="Calibri" fo:color="#333333" fo:font-size="14pt" style:font-size-asian="14pt" style:font-size-complex="14pt" fo:background-color="#FCFCFE"/>
    </style:style>
    <style:style style:name="T14" style:parent-style-name="Standaardalinea-lettertype" style:family="text">
      <style:text-properties style:font-name-complex="Calibri" fo:font-size="14pt" style:font-size-asian="14pt" style:font-size-complex="14pt"/>
    </style:style>
    <style:style style:name="P15" style:parent-style-name="Standaard" style:family="paragraph">
      <style:text-properties style:font-name-complex="Calibri" fo:font-size="12pt" style:font-size-asian="12pt" style:font-size-complex="14pt"/>
    </style:style>
    <style:style style:name="P16" style:parent-style-name="Standaard" style:family="paragraph">
      <style:text-properties style:font-name-complex="Calibri" fo:font-size="14pt" style:font-size-asian="14pt" style:font-size-complex="14pt"/>
    </style:style>
    <style:style style:name="T17" style:parent-style-name="Standaardalinea-lettertype" style:family="text">
      <style:text-properties style:font-name-complex="Calibri" fo:font-size="12pt" style:font-size-asian="12pt" style:font-size-complex="14pt"/>
    </style:style>
  </office:automatic-styles>
  <office:body>
    <office:text text:use-soft-page-breaks="true">
      <text:p text:style-name="P1">Post mortem project</text:p>
      <text:p text:style-name="Standaard"/>
      <text:p text:style-name="Standaard"/>
      <text:p text:style-name="P2">Opdrachten.</text:p>
      <text:p text:style-name="P3">We hadden de volgende opdrachten.</text:p>
      <text:p text:style-name="P4">-Website</text:p>
      <text:p text:style-name="P5">-Bewijzenmap maken</text:p>
      <text:p text:style-name="P6">Ik vond alle opdrachten opzich leuk om te doen. Bewijzenmap was aan de saaie kant, maar het is zo weinig werk dat het bijna niet eens uitmaakt.</text:p>
      <text:p text:style-name="P7">Afspraken</text:p>
      <text:p text:style-name="P8">De afspraken vond ik simpel. Doe het werk goed en lever het op tijd in. En dat lukte bijna altijd wel.</text:p>
      <text:p text:style-name="P9">Deadlines/inleveren.</text:p>
      <text:p text:style-name="P10">voor de meeste opdrachten hadden we ongeveer een dag of een paar weken de tijd. Wat ik te weinig vond. Vooral voor de website. Het inleveren was ook simpel. Gewoon op Magister. Ik had geen moeite met de inlevering.</text:p>
      <text:p text:style-name="P11">Uitleg/duidelijkheid</text:p>
      <text:p text:style-name="P12">Ik heb moeite met de uitleg van bepaalde vakken. En dit is er één van. De opdrachten waren niet duidelijk.<text:s/></text:p>
      <text:p text:style-name="Standaard"><text:span text:style-name="T13">Vrijheid/Zelfstandigheid/Verantwoordelijkheid</text:span><text:span text:style-name="T14"><text:s/></text:span></text:p>
      <text:p text:style-name="P15">Ik vond dat we genoeg vrijheid hadden. We mochten de opdrachten maken op de manier die wij wouden. Ik vond wel dat we wat meer zelfstandigheid mogen. Omdat ook al is de uitleg duidelijk. Soms is hij aan de lange kant. En omdat de opdrachten niet erg lastig waren. Was de verantwoordelijkheid goed.</text:p>
      <text:p text:style-name="P16">Beoordeling/lessons learned.<text:s/></text:p>
      <text:p text:style-name="Standaard"><text:span text:style-name="T17">Ik vond dit een niet een al te leuke periode. Maar ik wil wel weten wat er nu komt.<text:s/></text:span></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paragraph-properties style:vertical-align="baseline" fo:line-height="106%"/>
      <style:text-properties style:font-name="Calibri" style:font-name-asian="Calibri" style:font-name-complex="Times New Roman" fo:hyphenate="false"/>
    </style:style>
    <style:style style:name="Standaardalinea-lettertype" style:display-name="Standaardalinea-lettertype" style:family="text"/>
    <style:style style:name="Titel" style:display-name="Titel" style:family="paragraph" style:parent-style-name="Standaard" style:next-style-name="Standa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oonschaap</meta:initial-creator>
    <dc:creator>Toonschaap</dc:creator>
    <meta:creation-date>2017-12-07T12:26:00Z</meta:creation-date>
    <dc:date>2017-12-07T12:32:00Z</dc:date>
    <meta:template xlink:href="Normal.dotm" xlink:type="simple"/>
    <meta:editing-cycles>1</meta:editing-cycles>
    <meta:editing-duration>PT360S</meta:editing-duration>
    <meta:document-statistic meta:page-count="1" meta:paragraph-count="2" meta:word-count="181" meta:character-count="1177" meta:row-count="8" meta:non-whitespace-character-count="998"/>
  </office:meta>
</office:document-meta>
</file>